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Verze 1 – 12/10V</text:p>
          </table:table-cell>
          <table:table-cell/>
          <table:table-cell table:style-name="ce2" office:value-type="string">
            <text:p>Verz 1 – 12/5 Voltu</text:p>
          </table:table-cell>
          <table:table-cell/>
          <table:table-cell office:value-type="string">
            <text:p>Verze 2 – 12/5V 100Hz</text:p>
          </table:table-cell>
          <table:table-cell table:number-columns-repeated="2"/>
          <table:table-cell office:value-type="string">
            <text:p>50Hz</text:p>
          </table:table-cell>
          <table:table-cell office:value-type="string">
            <text:p>V3 100Hz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formula="of:=([.B3]-[.A3])*10" office:value-type="float" office:value="1.2">
            <text:p>1,2</text:p>
          </table:table-cell>
          <table:table-cell office:value-type="float" office:value="0.062">
            <text:p>0,062</text:p>
          </table:table-cell>
          <table:table-cell table:formula="of:=([.D3]*2-[.A3])*10" office:value-type="float" office:value="1.24">
            <text:p>1,24</text:p>
          </table:table-cell>
          <table:table-cell office:value-type="float" office:value="0.012">
            <text:p>0,012</text:p>
          </table:table-cell>
          <table:table-cell table:formula="of:=([.F3]*2-[.A3])*10" office:value-type="float" office:value="0.24">
            <text:p>0,24</text:p>
          </table:table-cell>
          <table:table-cell office:value-type="float" office:value="0.012">
            <text:p>0,012</text:p>
          </table:table-cell>
          <table:table-cell table:formula="of:=([.H3]*2-[.A3])*10" office:value-type="float" office:value="0.24">
            <text:p>0,24</text:p>
          </table:table-cell>
          <table:table-cell office:value-type="float" office:value="0.016">
            <text:p>0,016</text:p>
          </table:table-cell>
          <table:table-cell table:formula="of:=([.J3]-[.A3])*10" office:value-type="float" office:value="0.16">
            <text:p>0,16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13">
            <text:p>0,13</text:p>
          </table:table-cell>
          <table:table-cell table:formula="of:=([.B4]-[.A4])*10" office:value-type="float" office:value="-1.2">
            <text:p>-1,2</text:p>
          </table:table-cell>
          <table:table-cell office:value-type="float" office:value="0.065">
            <text:p>0,065</text:p>
          </table:table-cell>
          <table:table-cell table:formula="of:=([.D4]*2-[.A4])*10" office:value-type="float" office:value="-1.2">
            <text:p>-1,2</text:p>
          </table:table-cell>
          <table:table-cell office:value-type="float" office:value="0.143">
            <text:p>0,143</text:p>
          </table:table-cell>
          <table:table-cell table:formula="of:=([.F4]*2-[.A4])*10" office:value-type="float" office:value="0.36">
            <text:p>0,36</text:p>
          </table:table-cell>
          <table:table-cell office:value-type="float" office:value="0.14">
            <text:p>0,14</text:p>
          </table:table-cell>
          <table:table-cell table:formula="of:=([.H4]*2-[.A4])*10" office:value-type="float" office:value="0.3">
            <text:p>0,3</text:p>
          </table:table-cell>
          <table:table-cell office:value-type="float" office:value="0.291">
            <text:p>0,291</text:p>
          </table:table-cell>
          <table:table-cell table:formula="of:=([.J4]-[.A4])*10" office:value-type="float" office:value="0.41">
            <text:p>0,41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36">
            <text:p>0,36</text:p>
          </table:table-cell>
          <table:table-cell table:formula="of:=([.B5]-[.A5])*10" office:value-type="float" office:value="-1.4">
            <text:p>-1,4</text:p>
          </table:table-cell>
          <table:table-cell office:value-type="float" office:value="0.174">
            <text:p>0,174</text:p>
          </table:table-cell>
          <table:table-cell table:formula="of:=([.D5]*2-[.A5])*10" office:value-type="float" office:value="-1.52">
            <text:p>-1,52</text:p>
          </table:table-cell>
          <table:table-cell office:value-type="float" office:value="0.267">
            <text:p>0,267</text:p>
          </table:table-cell>
          <table:table-cell table:formula="of:=([.F5]*2-[.A5])*10" office:value-type="float" office:value="0.34">
            <text:p>0,34</text:p>
          </table:table-cell>
          <table:table-cell office:value-type="float" office:value="0.264">
            <text:p>0,264</text:p>
          </table:table-cell>
          <table:table-cell table:formula="of:=([.H5]*2-[.A5])*10" office:value-type="float" office:value="0.28">
            <text:p>0,28</text:p>
          </table:table-cell>
          <table:table-cell office:value-type="float" office:value="0.545">
            <text:p>0,545</text:p>
          </table:table-cell>
          <table:table-cell table:formula="of:=([.J5]-[.A5])*10" office:value-type="float" office:value="0.45">
            <text:p>0,4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65">
            <text:p>0,65</text:p>
          </table:table-cell>
          <table:table-cell table:formula="of:=([.B6]-[.A6])*10" office:value-type="float" office:value="-1.5">
            <text:p>-1,5</text:p>
          </table:table-cell>
          <table:table-cell office:value-type="float" office:value="0.322">
            <text:p>0,322</text:p>
          </table:table-cell>
          <table:table-cell table:formula="of:=([.D6]*2-[.A6])*10" office:value-type="float" office:value="-1.56">
            <text:p>-1,56</text:p>
          </table:table-cell>
          <table:table-cell office:value-type="float" office:value="0.421">
            <text:p>0,421</text:p>
          </table:table-cell>
          <table:table-cell table:formula="of:=([.F6]*2-[.A6])*10" office:value-type="float" office:value="0.419999999999999">
            <text:p>0,42</text:p>
          </table:table-cell>
          <table:table-cell office:value-type="float" office:value="0.418">
            <text:p>0,418</text:p>
          </table:table-cell>
          <table:table-cell table:formula="of:=([.H6]*2-[.A6])*10" office:value-type="float" office:value="0.359999999999999">
            <text:p>0,36</text:p>
          </table:table-cell>
          <table:table-cell office:value-type="float" office:value="0.848">
            <text:p>0,848</text:p>
          </table:table-cell>
          <table:table-cell table:formula="of:=([.J6]-[.A6])*10" office:value-type="float" office:value="0.479999999999999">
            <text:p>0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">
            <text:p>0,84</text:p>
          </table:table-cell>
          <table:table-cell table:formula="of:=([.B7]-[.A7])*10" office:value-type="float" office:value="-1.6">
            <text:p>-1,6</text:p>
          </table:table-cell>
          <table:table-cell office:value-type="float" office:value="0.423">
            <text:p>0,423</text:p>
          </table:table-cell>
          <table:table-cell table:formula="of:=([.D7]*2-[.A7])*10" office:value-type="float" office:value="-1.54">
            <text:p>-1,54</text:p>
          </table:table-cell>
          <table:table-cell office:value-type="float" office:value="0.523">
            <text:p>0,523</text:p>
          </table:table-cell>
          <table:table-cell table:formula="of:=([.F7]*2-[.A7])*10" office:value-type="float" office:value="0.46">
            <text:p>0,46</text:p>
          </table:table-cell>
          <table:table-cell office:value-type="float" office:value="0.52">
            <text:p>0,52</text:p>
          </table:table-cell>
          <table:table-cell table:formula="of:=([.H7]*2-[.A7])*10" office:value-type="float" office:value="0.4">
            <text:p>0,4</text:p>
          </table:table-cell>
          <table:table-cell office:value-type="float" office:value="1.05">
            <text:p>1,05</text:p>
          </table:table-cell>
          <table:table-cell table:formula="of:=([.J7]-[.A7])*10" office:value-type="float" office:value="0.5">
            <text:p>0,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33">
            <text:p>1,33</text:p>
          </table:table-cell>
          <table:table-cell table:formula="of:=([.B8]-[.A8])*10" office:value-type="float" office:value="-1.7">
            <text:p>-1,7</text:p>
          </table:table-cell>
          <table:table-cell office:value-type="float" office:value="0.663">
            <text:p>0,663</text:p>
          </table:table-cell>
          <table:table-cell table:formula="of:=([.D8]*2-[.A8])*10" office:value-type="float" office:value="-1.74">
            <text:p>-1,74</text:p>
          </table:table-cell>
          <table:table-cell office:value-type="float" office:value="0.773">
            <text:p>0,773</text:p>
          </table:table-cell>
          <table:table-cell table:formula="of:=([.F8]*2-[.A8])*10" office:value-type="float" office:value="0.46">
            <text:p>0,46</text:p>
          </table:table-cell>
          <table:table-cell office:value-type="float" office:value="0.772">
            <text:p>0,772</text:p>
          </table:table-cell>
          <table:table-cell table:formula="of:=([.H8]*2-[.A8])*10" office:value-type="float" office:value="0.44">
            <text:p>0,44</text:p>
          </table:table-cell>
          <table:table-cell office:value-type="float" office:value="1.552">
            <text:p>1,552</text:p>
          </table:table-cell>
          <table:table-cell table:formula="of:=([.J8]-[.A8])*10" office:value-type="float" office:value="0.52">
            <text:p>0,5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83">
            <text:p>1,83</text:p>
          </table:table-cell>
          <table:table-cell table:formula="of:=([.B9]-[.A9])*10" office:value-type="float" office:value="-1.7">
            <text:p>-1,7</text:p>
          </table:table-cell>
          <table:table-cell office:value-type="float" office:value="0.904">
            <text:p>0,904</text:p>
          </table:table-cell>
          <table:table-cell table:formula="of:=([.D9]*2-[.A9])*10" office:value-type="float" office:value="-1.92">
            <text:p>-1,92</text:p>
          </table:table-cell>
          <table:table-cell office:value-type="float" office:value="1.027">
            <text:p>1,027</text:p>
          </table:table-cell>
          <table:table-cell table:formula="of:=([.F9]*2-[.A9])*10" office:value-type="float" office:value="0.539999999999998">
            <text:p>0,54</text:p>
          </table:table-cell>
          <table:table-cell office:value-type="float" office:value="1.024">
            <text:p>1,024</text:p>
          </table:table-cell>
          <table:table-cell table:formula="of:=([.H9]*2-[.A9])*10" office:value-type="float" office:value="0.48">
            <text:p>0,48</text:p>
          </table:table-cell>
          <table:table-cell office:value-type="float" office:value="2.054">
            <text:p>2,054</text:p>
          </table:table-cell>
          <table:table-cell table:formula="of:=([.J9]-[.A9])*10" office:value-type="float" office:value="0.539999999999998">
            <text:p>0,54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33">
            <text:p>2,33</text:p>
          </table:table-cell>
          <table:table-cell table:formula="of:=([.B10]-[.A10])*10" office:value-type="float" office:value="-1.7">
            <text:p>-1,7</text:p>
          </table:table-cell>
          <table:table-cell office:value-type="float" office:value="1.15">
            <text:p>1,15</text:p>
          </table:table-cell>
          <table:table-cell table:formula="of:=([.D10]*2-[.A10])*10" office:value-type="float" office:value="-2">
            <text:p>-2</text:p>
          </table:table-cell>
          <table:table-cell office:value-type="float" office:value="1.279">
            <text:p>1,279</text:p>
          </table:table-cell>
          <table:table-cell table:formula="of:=([.F10]*2-[.A10])*10" office:value-type="float" office:value="0.579999999999998">
            <text:p>0,58</text:p>
          </table:table-cell>
          <table:table-cell office:value-type="float" office:value="1.276">
            <text:p>1,276</text:p>
          </table:table-cell>
          <table:table-cell table:formula="of:=([.H10]*2-[.A10])*10" office:value-type="float" office:value="0.52">
            <text:p>0,52</text:p>
          </table:table-cell>
          <table:table-cell office:value-type="float" office:value="2.554">
            <text:p>2,554</text:p>
          </table:table-cell>
          <table:table-cell table:formula="of:=([.J10]-[.A10])*10" office:value-type="float" office:value="0.540000000000003">
            <text:p>0,5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2.83">
            <text:p>2,83</text:p>
          </table:table-cell>
          <table:table-cell table:formula="of:=([.B11]-[.A11])*10" office:value-type="float" office:value="-1.7">
            <text:p>-1,7</text:p>
          </table:table-cell>
          <table:table-cell office:value-type="float" office:value="1.396">
            <text:p>1,396</text:p>
          </table:table-cell>
          <table:table-cell table:formula="of:=([.D11]*2-[.A11])*10" office:value-type="float" office:value="-2.08">
            <text:p>-2,08</text:p>
          </table:table-cell>
          <table:table-cell office:value-type="float" office:value="1.527">
            <text:p>1,527</text:p>
          </table:table-cell>
          <table:table-cell table:formula="of:=([.F11]*2-[.A11])*10" office:value-type="float" office:value="0.540000000000003">
            <text:p>0,54</text:p>
          </table:table-cell>
          <table:table-cell office:value-type="float" office:value="1.528">
            <text:p>1,528</text:p>
          </table:table-cell>
          <table:table-cell table:formula="of:=([.H11]*2-[.A11])*10" office:value-type="float" office:value="0.560000000000001">
            <text:p>0,56</text:p>
          </table:table-cell>
          <table:table-cell office:value-type="float" office:value="3.054">
            <text:p>3,054</text:p>
          </table:table-cell>
          <table:table-cell table:formula="of:=([.J11]-[.A11])*10" office:value-type="float" office:value="0.539999999999998">
            <text:p>0,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84">
            <text:p>3,84</text:p>
          </table:table-cell>
          <table:table-cell table:formula="of:=([.B12]-[.A12])*10" office:value-type="float" office:value="-1.6">
            <text:p>-1,6</text:p>
          </table:table-cell>
          <table:table-cell office:value-type="float" office:value="1.889">
            <text:p>1,889</text:p>
          </table:table-cell>
          <table:table-cell table:formula="of:=([.D12]*2-[.A12])*10" office:value-type="float" office:value="-2.22">
            <text:p>-2,22</text:p>
          </table:table-cell>
          <table:table-cell office:value-type="float" office:value="2.027">
            <text:p>2,027</text:p>
          </table:table-cell>
          <table:table-cell table:formula="of:=([.F12]*2-[.A12])*10" office:value-type="float" office:value="0.540000000000003">
            <text:p>0,54</text:p>
          </table:table-cell>
          <table:table-cell office:value-type="float" office:value="2.027">
            <text:p>2,027</text:p>
          </table:table-cell>
          <table:table-cell table:formula="of:=([.H12]*2-[.A12])*10" office:value-type="float" office:value="0.540000000000003">
            <text:p>0,54</text:p>
          </table:table-cell>
          <table:table-cell office:value-type="float" office:value="4.05">
            <text:p>4,05</text:p>
          </table:table-cell>
          <table:table-cell table:formula="of:=([.J12]-[.A12])*10" office:value-type="float" office:value="0.499999999999998">
            <text:p>0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86">
            <text:p>4,86</text:p>
          </table:table-cell>
          <table:table-cell table:formula="of:=([.B13]-[.A13])*10" office:value-type="float" office:value="-1.4">
            <text:p>-1,4</text:p>
          </table:table-cell>
          <table:table-cell office:value-type="float" office:value="2.384">
            <text:p>2,384</text:p>
          </table:table-cell>
          <table:table-cell table:formula="of:=([.D13]*2-[.A13])*10" office:value-type="float" office:value="-2.32">
            <text:p>-2,32</text:p>
          </table:table-cell>
          <table:table-cell office:value-type="float" office:value="2.528">
            <text:p>2,528</text:p>
          </table:table-cell>
          <table:table-cell table:formula="of:=([.F13]*2-[.A13])*10" office:value-type="float" office:value="0.560000000000001">
            <text:p>0,56</text:p>
          </table:table-cell>
          <table:table-cell office:value-type="float" office:value="2.526">
            <text:p>2,526</text:p>
          </table:table-cell>
          <table:table-cell table:formula="of:=([.H13]*2-[.A13])*10" office:value-type="float" office:value="0.519999999999996">
            <text:p>0,52</text:p>
          </table:table-cell>
          <table:table-cell office:value-type="float" office:value="5.045">
            <text:p>5,045</text:p>
          </table:table-cell>
          <table:table-cell table:formula="of:=([.J13]-[.A13])*10" office:value-type="float" office:value="0.449999999999999">
            <text:p>0,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88">
            <text:p>5,88</text:p>
          </table:table-cell>
          <table:table-cell table:formula="of:=([.B14]-[.A14])*10" office:value-type="float" office:value="-1.2">
            <text:p>-1,2</text:p>
          </table:table-cell>
          <table:table-cell office:value-type="float" office:value="2.88">
            <text:p>2,88</text:p>
          </table:table-cell>
          <table:table-cell table:formula="of:=([.D14]*2-[.A14])*10" office:value-type="float" office:value="-2.4">
            <text:p>-2,4</text:p>
          </table:table-cell>
          <table:table-cell office:value-type="float" office:value="3.025">
            <text:p>3,025</text:p>
          </table:table-cell>
          <table:table-cell table:formula="of:=([.F14]*2-[.A14])*10" office:value-type="float" office:value="0.499999999999998">
            <text:p>0,5</text:p>
          </table:table-cell>
          <table:table-cell office:value-type="float" office:value="3.025">
            <text:p>3,025</text:p>
          </table:table-cell>
          <table:table-cell table:formula="of:=([.H14]*2-[.A14])*10" office:value-type="float" office:value="0.499999999999998">
            <text:p>0,5</text:p>
          </table:table-cell>
          <table:table-cell office:value-type="float" office:value="6.039">
            <text:p>6,039</text:p>
          </table:table-cell>
          <table:table-cell table:formula="of:=([.J14]-[.A14])*10" office:value-type="float" office:value="0.389999999999997">
            <text:p>0,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2">
            <text:p>6,92</text:p>
          </table:table-cell>
          <table:table-cell table:formula="of:=([.B15]-[.A15])*10" office:value-type="float" office:value="-0.800000000000001">
            <text:p>-0,8</text:p>
          </table:table-cell>
          <table:table-cell office:value-type="float" office:value="3.375">
            <text:p>3,375</text:p>
          </table:table-cell>
          <table:table-cell table:formula="of:=([.D15]*2-[.A15])*10" office:value-type="float" office:value="-2.5">
            <text:p>-2,5</text:p>
          </table:table-cell>
          <table:table-cell office:value-type="float" office:value="3.521">
            <text:p>3,521</text:p>
          </table:table-cell>
          <table:table-cell table:formula="of:=([.F15]*2-[.A15])*10" office:value-type="float" office:value="0.419999999999998">
            <text:p>0,42</text:p>
          </table:table-cell>
          <table:table-cell office:value-type="float" office:value="3.52">
            <text:p>3,52</text:p>
          </table:table-cell>
          <table:table-cell table:formula="of:=([.H15]*2-[.A15])*10" office:value-type="float" office:value="0.4">
            <text:p>0,4</text:p>
          </table:table-cell>
          <table:table-cell office:value-type="float" office:value="7.03">
            <text:p>7,03</text:p>
          </table:table-cell>
          <table:table-cell table:formula="of:=([.J15]-[.A15])*10" office:value-type="float" office:value="0.300000000000002">
            <text:p>0,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6">
            <text:p>7,96</text:p>
          </table:table-cell>
          <table:table-cell table:formula="of:=([.B16]-[.A16])*10" office:value-type="float" office:value="-0.4">
            <text:p>-0,4</text:p>
          </table:table-cell>
          <table:table-cell office:value-type="float" office:value="3.87">
            <text:p>3,87</text:p>
          </table:table-cell>
          <table:table-cell table:formula="of:=([.D16]*2-[.A16])*10" office:value-type="float" office:value="-2.6">
            <text:p>-2,6</text:p>
          </table:table-cell>
          <table:table-cell office:value-type="float" office:value="4.013">
            <text:p>4,013</text:p>
          </table:table-cell>
          <table:table-cell table:formula="of:=([.F16]*2-[.A16])*10" office:value-type="float" office:value="0.259999999999998">
            <text:p>0,26</text:p>
          </table:table-cell>
          <table:table-cell office:value-type="float" office:value="4.013">
            <text:p>4,013</text:p>
          </table:table-cell>
          <table:table-cell table:formula="of:=([.H16]*2-[.A16])*10" office:value-type="float" office:value="0.259999999999998">
            <text:p>0,26</text:p>
          </table:table-cell>
          <table:table-cell office:value-type="float" office:value="8.02">
            <text:p>8,02</text:p>
          </table:table-cell>
          <table:table-cell table:formula="of:=([.J16]-[.A16])*10" office:value-type="float" office:value="0.199999999999996">
            <text:p>0,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01">
            <text:p>9,01</text:p>
          </table:table-cell>
          <table:table-cell table:formula="of:=([.B17]-[.A17])*10" office:value-type="float" office:value="0.0999999999999979">
            <text:p>0,1</text:p>
          </table:table-cell>
          <table:table-cell office:value-type="float" office:value="4.37">
            <text:p>4,37</text:p>
          </table:table-cell>
          <table:table-cell table:formula="of:=([.D17]*2-[.A17])*10" office:value-type="float" office:value="-2.6">
            <text:p>-2,6</text:p>
          </table:table-cell>
          <table:table-cell office:value-type="float" office:value="4.506">
            <text:p>4,506</text:p>
          </table:table-cell>
          <table:table-cell table:formula="of:=([.F17]*2-[.A17])*10" office:value-type="float" office:value="0.120000000000005">
            <text:p>0,12</text:p>
          </table:table-cell>
          <table:table-cell office:value-type="float" office:value="4.507">
            <text:p>4,507</text:p>
          </table:table-cell>
          <table:table-cell table:formula="of:=([.H17]*2-[.A17])*10" office:value-type="float" office:value="0.139999999999993">
            <text:p>0,14</text:p>
          </table:table-cell>
          <table:table-cell office:value-type="float" office:value="9.006">
            <text:p>9,006</text:p>
          </table:table-cell>
          <table:table-cell table:formula="of:=([.J17]-[.A17])*10" office:value-type="float" office:value="0.0600000000000023">
            <text:p>0,06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9.53">
            <text:p>9,53</text:p>
          </table:table-cell>
          <table:table-cell table:formula="of:=([.B18]-[.A18])*10" office:value-type="float" office:value="0.299999999999994">
            <text:p>0,3</text:p>
          </table:table-cell>
          <table:table-cell office:value-type="float" office:value="4.617">
            <text:p>4,617</text:p>
          </table:table-cell>
          <table:table-cell table:formula="of:=([.D18]*2-[.A18])*10" office:value-type="float" office:value="-2.66">
            <text:p>-2,66</text:p>
          </table:table-cell>
          <table:table-cell office:value-type="float" office:value="4.754">
            <text:p>4,754</text:p>
          </table:table-cell>
          <table:table-cell table:formula="of:=([.F18]*2-[.A18])*10" office:value-type="float" office:value="0.0799999999999912">
            <text:p>0,08</text:p>
          </table:table-cell>
          <table:table-cell office:value-type="float" office:value="4.755">
            <text:p>4,755</text:p>
          </table:table-cell>
          <table:table-cell table:formula="of:=([.H18]*2-[.A18])*10" office:value-type="float" office:value="0.0999999999999979">
            <text:p>0,1</text:p>
          </table:table-cell>
          <table:table-cell office:value-type="float" office:value="9.496">
            <text:p>9,496</text:p>
          </table:table-cell>
          <table:table-cell table:formula="of:=([.J18]-[.A18])*10" office:value-type="float" office:value="-0.0399999999999956">
            <text:p>-0,04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9.64">
            <text:p>9,64</text:p>
          </table:table-cell>
          <table:table-cell table:formula="of:=([.B19]-[.A19])*10" office:value-type="float" office:value="0.400000000000009">
            <text:p>0,4</text:p>
          </table:table-cell>
          <table:table-cell office:value-type="float" office:value="4.668">
            <text:p>4,668</text:p>
          </table:table-cell>
          <table:table-cell table:formula="of:=([.D19]*2-[.A19])*10" office:value-type="float" office:value="-2.63999999999999">
            <text:p>-2,64</text:p>
          </table:table-cell>
          <table:table-cell office:value-type="float" office:value="4.801">
            <text:p>4,801</text:p>
          </table:table-cell>
          <table:table-cell table:formula="of:=([.F19]*2-[.A19])*10" office:value-type="float" office:value="0.0200000000000067">
            <text:p>0,02</text:p>
          </table:table-cell>
          <table:table-cell office:value-type="float" office:value="4.803">
            <text:p>4,803</text:p>
          </table:table-cell>
          <table:table-cell table:formula="of:=([.H19]*2-[.A19])*10" office:value-type="float" office:value="0.0600000000000023">
            <text:p>0,06</text:p>
          </table:table-cell>
          <table:table-cell office:value-type="float" office:value="9.594">
            <text:p>9,594</text:p>
          </table:table-cell>
          <table:table-cell table:formula="of:=([.J19]-[.A19])*10" office:value-type="float" office:value="-0.0600000000000023">
            <text:p>-0,06</text:p>
          </table:table-cell>
        </table:table-row>
        <table:table-row table:style-name="ro1">
          <table:table-cell table:number-columns-repeated="2" office:value-type="float" office:value="9.75">
            <text:p>9,75</text:p>
          </table:table-cell>
          <table:table-cell/>
          <table:table-cell office:value-type="float" office:value="4.72">
            <text:p>4,72</text:p>
          </table:table-cell>
          <table:table-cell table:formula="of:=([.D20]*2-[.A20])*10" office:value-type="float" office:value="-3.1">
            <text:p>-3,1</text:p>
          </table:table-cell>
          <table:table-cell office:value-type="float" office:value="4.877">
            <text:p>4,877</text:p>
          </table:table-cell>
          <table:table-cell table:formula="of:=([.F20]*2-[.A20])*10" office:value-type="float" office:value="0.0399999999999956">
            <text:p>0,04</text:p>
          </table:table-cell>
          <table:table-cell office:value-type="float" office:value="4.878">
            <text:p>4,878</text:p>
          </table:table-cell>
          <table:table-cell table:formula="of:=([.H20]*2-[.A20])*10" office:value-type="float" office:value="0.0600000000000023">
            <text:p>0,06</text:p>
          </table:table-cell>
          <table:table-cell office:value-type="float" office:value="9.74">
            <text:p>9,74</text:p>
          </table:table-cell>
          <table:table-cell table:formula="of:=([.J20]-[.A20])*10" office:value-type="float" office:value="-0.0999999999999979">
            <text:p>-0,1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([.B21]-[.A21])*10" office:value-type="float" office:value="0">
            <text:p>0</text:p>
          </table:table-cell>
          <table:table-cell office:value-type="float" office:value="5.01">
            <text:p>5,01</text:p>
          </table:table-cell>
          <table:table-cell table:formula="of:=([.D21]*2-[.A21])*10" office:value-type="float" office:value="0.199999999999996">
            <text:p>0,2</text:p>
          </table:table-cell>
          <table:table-cell office:value-type="float" office:value="4.993">
            <text:p>4,993</text:p>
          </table:table-cell>
          <table:table-cell table:formula="of:=([.F21]*2-[.A21])*10" office:value-type="float" office:value="-0.139999999999993">
            <text:p>-0,14</text:p>
          </table:table-cell>
          <table:table-cell office:value-type="float" office:value="4.997">
            <text:p>4,997</text:p>
          </table:table-cell>
          <table:table-cell table:formula="of:=([.H21]*2-[.A21])*10" office:value-type="float" office:value="-0.0600000000000023">
            <text:p>-0,06</text:p>
          </table:table-cell>
          <table:table-cell office:value-type="float" office:value="9.96">
            <text:p>9,96</text:p>
          </table:table-cell>
          <table:table-cell table:formula="of:=([.J21]-[.A21])*10" office:value-type="float" office:value="-0.399999999999991">
            <text:p>-0,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List1.J39" table:end-x="2.254cm" table:end-y="0.401cm" draw:z-index="0" draw:style-name="gr1" svg:width="18.121cm" svg:height="6.907cm" svg:x="1.702cm" svg:y="0.243cm">
              <draw:object draw:notify-on-update-of-ranges="List1.A3:List1.A21 List1.B2:List1.B2 List1.C3:List1.C21 List1.A3:List1.A21 List1.D2:List1.D2 List1.E3:List1.E21 List1.A3:List1.A21 List1.F2:List1.F2 List1.G3:List1.G21 List1.A3:List1.A21 List1.I2:List1.I2 List1.I3:List1.I21 List1.J2:List1.J2 List1.K3:List1.K21 List1.A3:List1.A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30.10.2014</text:date>, <text:time>00:15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lav Ondra</meta:initial-creator>
    <meta:creation-date>2014-10-21T14:52:27</meta:creation-date>
    <meta:printed-by>Miroslav Ondra</meta:printed-by>
    <meta:print-date>2014-10-27T15:11:07</meta:print-date>
    <dc:date>2014-10-30T00:15:06</dc:date>
    <dc:creator>Miroslav Ondra</dc:creator>
    <meta:editing-duration>PT50H03M18S</meta:editing-duration>
    <meta:editing-cycles>2</meta:editing-cycles>
    <meta:generator>OpenOffice.org/3.2$Unix OpenOffice.org_project/320m19$Build-9505</meta:generator>
    <meta:document-statistic meta:table-count="3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2cm" svg:height="6.908cm" xlink:href=".." chart:class="chart:scatter" chart:style-name="ch1">
        <chart:legend chart:legend-position="end" svg:x="14.094cm" svg:y="2.422cm" chart:style-name="ch2"/>
        <chart:plot-area chart:style-name="ch3" table:cell-range-address="List1.A3:List1.A21 List1.B2:List1.B2 List1.C3:List1.C21 List1.D2:List1.D2 List1.E3:List1.E21 List1.F2:List1.F2 List1.G3:List1.G21 List1.I2:List1.I21 List1.J2:List1.J2 List1.K3:List1.K21" chart:data-source-has-labels="row" svg:x="0.362cm" svg:y="0.138cm" svg:width="13.371cm" svg:height="6.49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C3:List1.C21" chart:label-cell-address="List1.B2:List1.B2" chart:class="chart:scatter">
            <chart:domain table:cell-range-address="List1.A3:List1.A21"/>
            <chart:data-point chart:repeated="19"/>
          </chart:series>
          <chart:series chart:style-name="ch7" chart:values-cell-range-address="List1.E3:List1.E21" chart:label-cell-address="List1.D2:List1.D2" chart:class="chart:scatter">
            <chart:data-point chart:repeated="19"/>
          </chart:series>
          <chart:series chart:style-name="ch8" chart:values-cell-range-address="List1.G3:List1.G21" chart:label-cell-address="List1.F2:List1.F2" chart:class="chart:scatter">
            <chart:data-point chart:repeated="19"/>
          </chart:series>
          <chart:series chart:style-name="ch9" chart:values-cell-range-address="List1.I3:List1.I21" chart:label-cell-address="List1.I2:List1.I2" chart:class="chart:scatter">
            <chart:data-point chart:repeated="19"/>
          </chart:series>
          <chart:series chart:style-name="ch10" chart:values-cell-range-address="List1.K3:List1.K21" chart:label-cell-address="List1.J2:List1.J2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 text:id="List1.B2:List1.B2">Verze 1 – 12/10V</text:p>
              </table:table-cell>
              <table:table-cell office:value-type="string">
                <text:p text:id="List1.D2:List1.D2">Verz 1 – 12/5 Voltu</text:p>
              </table:table-cell>
              <table:table-cell office:value-type="string">
                <text:p text:id="List1.F2:List1.F2">Verze 2 – 12/5V 100Hz</text:p>
              </table:table-cell>
              <table:table-cell office:value-type="string">
                <text:p text:id="List1.I2:List1.I2">50Hz</text:p>
              </table:table-cell>
              <table:table-cell office:value-type="string">
                <text:p text:id="List1.J2:List1.J2">V3 100H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st1.A3:List1.A21">0</text:p>
              </table:table-cell>
              <table:table-cell office:value-type="float" office:value="1.2">
                <text:p text:id="List1.C3:List1.C21">1.2</text:p>
              </table:table-cell>
              <table:table-cell office:value-type="float" office:value="1.24">
                <text:p text:id="List1.E3:List1.E21">1.24</text:p>
              </table:table-cell>
              <table:table-cell office:value-type="float" office:value="0.24">
                <text:p text:id="List1.G3:List1.G21">0.24</text:p>
              </table:table-cell>
              <table:table-cell office:value-type="float" office:value="0.24">
                <text:p text:id="List1.I3:List1.I21">0.24</text:p>
              </table:table-cell>
              <table:table-cell office:value-type="float" office:value="0.16">
                <text:p text:id="List1.K3:List1.K21">0.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1.4">
                <text:p>-1.4</text:p>
              </table:table-cell>
              <table:table-cell office:value-type="float" office:value="-1.52">
                <text:p>-1.52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-1.5">
                <text:p>-1.5</text:p>
              </table:table-cell>
              <table:table-cell office:value-type="float" office:value="-1.56">
                <text:p>-1.56</text:p>
              </table:table-cell>
              <table:table-cell office:value-type="float" office:value="0.419999999999999">
                <text:p>0.419999999999999</text:p>
              </table:table-cell>
              <table:table-cell office:value-type="float" office:value="0.359999999999999">
                <text:p>0.359999999999999</text:p>
              </table:table-cell>
              <table:table-cell office:value-type="float" office:value="0.479999999999999">
                <text:p>0.47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1.6">
                <text:p>-1.6</text:p>
              </table:table-cell>
              <table:table-cell office:value-type="float" office:value="-1.54">
                <text:p>-1.54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1.7">
                <text:p>-1.7</text:p>
              </table:table-cell>
              <table:table-cell office:value-type="float" office:value="-1.74">
                <text:p>-1.74</text:p>
              </table:table-cell>
              <table:table-cell office:value-type="float" office:value="0.46">
                <text:p>0.46</text:p>
              </table:table-cell>
              <table:table-cell office:value-type="float" office:value="0.44">
                <text:p>0.4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1.7">
                <text:p>-1.7</text:p>
              </table:table-cell>
              <table:table-cell office:value-type="float" office:value="-1.92">
                <text:p>-1.92</text:p>
              </table:table-cell>
              <table:table-cell office:value-type="float" office:value="0.539999999999998">
                <text:p>0.539999999999998</text:p>
              </table:table-cell>
              <table:table-cell office:value-type="float" office:value="0.48">
                <text:p>0.48</text:p>
              </table:table-cell>
              <table:table-cell office:value-type="float" office:value="0.539999999999998">
                <text:p>0.53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-1.7">
                <text:p>-1.7</text:p>
              </table:table-cell>
              <table:table-cell office:value-type="float" office:value="-2">
                <text:p>-2</text:p>
              </table:table-cell>
              <table:table-cell office:value-type="float" office:value="0.579999999999998">
                <text:p>0.579999999999998</text:p>
              </table:table-cell>
              <table:table-cell office:value-type="float" office:value="0.52">
                <text:p>0.52</text:p>
              </table:table-cell>
              <table:table-cell office:value-type="float" office:value="0.540000000000003">
                <text:p>0.540000000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1.7">
                <text:p>-1.7</text:p>
              </table:table-cell>
              <table:table-cell office:value-type="float" office:value="-2.08">
                <text:p>-2.08</text:p>
              </table:table-cell>
              <table:table-cell office:value-type="float" office:value="0.540000000000003">
                <text:p>0.540000000000003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539999999999998">
                <text:p>0.5399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1.6">
                <text:p>-1.6</text:p>
              </table:table-cell>
              <table:table-cell office:value-type="float" office:value="-2.22">
                <text:p>-2.22</text:p>
              </table:table-cell>
              <table:table-cell office:value-type="float" office:value="0.540000000000003">
                <text:p>0.540000000000003</text:p>
              </table:table-cell>
              <table:table-cell office:value-type="float" office:value="0.540000000000003">
                <text:p>0.540000000000003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1.4">
                <text:p>-1.4</text:p>
              </table:table-cell>
              <table:table-cell office:value-type="float" office:value="-2.32">
                <text:p>-2.32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519999999999996">
                <text:p>0.519999999999996</text:p>
              </table:table-cell>
              <table:table-cell office:value-type="float" office:value="0.449999999999999">
                <text:p>0.44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-2.4">
                <text:p>-2.4</text:p>
              </table:table-cell>
              <table:table-cell office:value-type="float" office:value="0.499999999999998">
                <text:p>0.499999999999998</text:p>
              </table:table-cell>
              <table:table-cell office:value-type="float" office:value="0.499999999999998">
                <text:p>0.499999999999998</text:p>
              </table:table-cell>
              <table:table-cell office:value-type="float" office:value="0.389999999999997">
                <text:p>0.3899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2.5">
                <text:p>-2.5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0.4">
                <text:p>0.4</text:p>
              </table:table-cell>
              <table:table-cell office:value-type="float" office:value="0.300000000000002">
                <text:p>0.30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-0.4">
                <text:p>-0.4</text:p>
              </table:table-cell>
              <table:table-cell office:value-type="float" office:value="-2.6">
                <text:p>-2.6</text:p>
              </table:table-cell>
              <table:table-cell office:value-type="float" office:value="0.259999999999998">
                <text:p>0.259999999999998</text:p>
              </table:table-cell>
              <table:table-cell office:value-type="float" office:value="0.259999999999998">
                <text:p>0.259999999999998</text:p>
              </table:table-cell>
              <table:table-cell office:value-type="float" office:value="0.199999999999996">
                <text:p>0.199999999999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-2.6">
                <text:p>-2.6</text:p>
              </table:table-cell>
              <table:table-cell office:value-type="float" office:value="0.120000000000005">
                <text:p>0.120000000000005</text:p>
              </table:table-cell>
              <table:table-cell office:value-type="float" office:value="0.139999999999993">
                <text:p>0.13999999999999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">
                <text:p>9.5</text:p>
              </table:table-cell>
              <table:table-cell office:value-type="float" office:value="0.299999999999994">
                <text:p>0.299999999999994</text:p>
              </table:table-cell>
              <table:table-cell office:value-type="float" office:value="-2.66">
                <text:p>-2.6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-0.0399999999999956">
                <text:p>-0.0399999999999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">
                <text:p>9.6</text:p>
              </table:table-cell>
              <table:table-cell office:value-type="float" office:value="0.400000000000009">
                <text:p>0.400000000000009</text:p>
              </table:table-cell>
              <table:table-cell office:value-type="float" office:value="-2.63999999999999">
                <text:p>-2.63999999999999</text:p>
              </table:table-cell>
              <table:table-cell office:value-type="float" office:value="0.0200000000000067">
                <text:p>0.0200000000000067</text:p>
              </table:table-cell>
              <table:table-cell office:value-type="float" office:value="0.0600000000000023">
                <text:p>0.0600000000000023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5">
                <text:p>9.75</text:p>
              </table:table-cell>
              <table:table-cell office:value-type="float" office:value="1.#NAN">
                <text:p>1.#NAN</text:p>
              </table:table-cell>
              <table:table-cell office:value-type="float" office:value="-3.1">
                <text:p>-3.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600000000000023">
                <text:p>0.0600000000000023</text:p>
              </table:table-cell>
              <table:table-cell office:value-type="float" office:value="-0.0999999999999979">
                <text:p>-0.0999999999999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9999999999996">
                <text:p>0.199999999999996</text:p>
              </table:table-cell>
              <table:table-cell office:value-type="float" office:value="-0.139999999999993">
                <text:p>-0.13999999999999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0.399999999999991">
                <text:p>-0.39999999999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